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vrs</text:p>
          </table:table-cell>
          <table:table-cell office:value-type="string" calcext:value-type="string">
            <text:p>enc</text:p>
          </table:table-cell>
          <table:table-cell table:style-name="ce6"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table:style-name="ce4" office:value-type="string" calcext:value-type="string">
            <text:p>rate_m</text:p>
          </table:table-cell>
          <table:table-cell table:style-name="ce4" office:value-type="string" calcext:value-type="string">
            <text:p>rate_d</text:p>
          </table:table-cell>
          <table:table-cell table:style-name="ce4" office:value-type="string" calcext:value-type="string">
            <text:p>rate_n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edyb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pinar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kor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yndaqui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otodi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table:style-name="ce3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6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4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55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31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number-columns-repeated="3" table:style-name="ce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table:number-columns-repeated="2"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31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table:number-columns-repeated="2"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/>
          <table:table-cell table:style-name="ce5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table:number-columns-repeated="2"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5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55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6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4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5" office:value-type="string" calcext:value-type="string">
            <text:p>5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Pers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string" calcext:value-type="string">
            <text:p>6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7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15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5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Sabley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Voltor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12"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5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19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number-columns-repeated="2" table:style-name="ce5" office:value-type="string" calcext:value-type="string">
            <text:p>9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6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table:style-name="ce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19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" office:value-type="string" calcext:value-type="string">
            <text:p>4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5" office:value-type="string" calcext:value-type="string">
            <text:p>50</text:p>
          </table:table-cell>
          <table:table-cell table:style-name="ce5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ce5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4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" office:value-type="string" calcext:value-type="string">
            <text:p>4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5" office:value-type="string" calcext:value-type="string">
            <text:p>50</text:p>
          </table:table-cell>
          <table:table-cell table:style-name="ce5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6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5</text:p>
          </table:table-cell>
          <table:table-cell table:style-name="ce5" office:value-type="string" calcext:value-type="string">
            <text:p>90</text:p>
          </table:table-cell>
          <table:table-cell table:style-name="ce5"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5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12"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5" office:value-type="string" calcext:value-type="string">
            <text:p>15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40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6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8" calcext:value-type="float">
            <text:p>28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4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table:style-name="ce12"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12"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table:style-name="ce12"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5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4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12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3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5" office:value-type="string" calcext:value-type="string">
            <text:p>1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5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5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5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Sudowood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table:number-columns-repeated="2"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5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5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4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10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6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3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5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4" calcext:value-type="float">
            <text:p>34</text:p>
          </table:table-cell>
          <table:table-cell/>
          <table:table-cell table:number-columns-repeated="3" table:style-name="ce5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table:style-name="ce12"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table:style-name="ce12"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3" table:style-name="ce5" office:value-type="string" calcext:value-type="string">
            <text:p>41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9</text:p>
          </table:table-cell>
          <table:table-cell table:style-name="ce5"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string" calcext:value-type="string">
            <text:p>9</text:p>
          </table:table-cell>
          <table:table-cell table:style-name="ce5"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5"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table:style-name="ce5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100</text:p>
          </table:table-cell>
          <table:table-cell table:style-name="ce5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2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2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100</text:p>
          </table:table-cell>
          <table:table-cell table:style-name="ce5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2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2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ce3"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5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5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ce3"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table:style-name="ce3"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Caterpi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Metapo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utterfr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Weed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Kaku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eed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Caterpi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Metapo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utterfr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Weed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Kaku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eed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ce3"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ce3" office:value-type="string" calcext:value-type="string">
            <text:p>Beautif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ce3"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ce12"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10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table:style-name="ce3"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table:style-name="Default" office:value-type="string" calcext:value-type="string">
            <text:p>Rayquaz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3"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ce3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ce3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ce3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91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5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5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5" office:value-type="string" calcext:value-type="string">
            <text:p>50</text:p>
          </table:table-cell>
          <table:table-cell table:style-name="ce5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5" office:value-type="string" calcext:value-type="string">
            <text:p>4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table:style-name="ce3"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string" calcext:value-type="string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string" calcext:value-type="string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table:style-name="ce3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5" office:value-type="string" calcext:value-type="string">
            <text:p>15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5" office:value-type="string" calcext:value-type="string">
            <text:p>4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5" office:value-type="string" calcext:value-type="string">
            <text:p>4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6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3"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3"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5" office:value-type="string" calcext:value-type="string">
            <text:p>24</text:p>
          </table:table-cell>
          <table:table-cell table:style-name="ce5"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string" calcext:value-type="string">
            <text:p>14</text:p>
          </table:table-cell>
          <table:table-cell table:style-name="ce5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string" calcext:value-type="string">
            <text:p>14</text:p>
          </table:table-cell>
          <table:table-cell table:style-name="ce5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 table:style-name="ce5"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table:style-name="ce5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4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table:style-name="ce5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table:style-name="Default"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1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10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1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7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plai</text:p>
          </table:table-cell>
          <table:table-cell table:style-name="Default"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table:style-name="Default" office:value-type="string" calcext:value-type="string">
            <text:p>Smearg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50</text:p>
          </table:table-cell>
          <table:table-cell table:number-columns-repeated="2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7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5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4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10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4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8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2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10</text:p>
          </table:table-cell>
          <table:table-cell table:number-columns-repeated="2"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5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table:style-name="ce5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2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5" office:value-type="string" calcext:value-type="string">
            <text:p>10</text:p>
          </table:table-cell>
          <table:table-cell table:style-name="ce5" office:value-type="string" calcext:value-type="string">
            <text:p>0</text:p>
          </table:table-cell>
        </table:table-row>
        <table:table-row table:style-name="ro1" table:number-rows-repeated="10462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17T16:48:03.366959186</dc:date>
    <meta:editing-duration>P2DT22H7M54S</meta:editing-duration>
    <meta:editing-cycles>570</meta:editing-cycles>
    <meta:generator>LibreOffice/7.3.7.2$Linux_X86_64 LibreOffice_project/30$Build-2</meta:generator>
    <meta:document-statistic meta:table-count="1" meta:cell-count="16080" meta:object-count="0"/>
  </office:meta>
</office:document-meta>
</file>